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5" style:family="table-cell" style:parent-style-name="Default">
      <style:table-cell-properties fo:background-color="#99ff99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ff99"/>
    </style:style>
    <style:style style:name="ce7" style:family="table-cell" style:parent-style-name="Default">
      <style:table-cell-properties fo:background-color="#ffff66"/>
    </style:style>
    <style:style style:name="ce8" style:family="table-cell" style:parent-style-name="Default">
      <style:table-cell-properties fo:background-color="#9999ff"/>
    </style:style>
    <style:style style:name="ce9" style:family="table-cell" style:parent-style-name="Default">
      <style:table-cell-properties fo:background-color="#ffff66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99ff" fo:border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589cm" svg:height="5.047cm" svg:x="20.344cm" svg:y="0.371cm">
            <draw:object draw:notify-on-update-of-ranges="Sheet1.C3:Sheet1.C3 Sheet1.C4:Sheet1.C11 Sheet1.D3:Sheet1.D3 Sheet1.D4:Sheet1.D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3" table:default-cell-style-name="Default"/>
        <table:table-column table:style-name="co3" table:default-cell-style-name="ce7"/>
        <table:table-column table:style-name="co3" table:number-columns-repeated="2" table:default-cell-style-name="Default"/>
        <table:table-row table:style-name="ro1">
          <table:table-cell table:style-name="Default"/>
          <table:table-cell table:style-name="ce3" office:value-type="string" calcext:value-type="string">
            <text:p>Primer pasada</text:p>
          </table:table-cell>
          <table:table-cell table:style-name="Default" table:number-columns-repeated="4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6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Centroide inicial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Default"/>
          <table:table-cell table:style-name="ce5" office:value-type="string" calcext:value-type="string">
            <text:p>Dist C1</text:p>
          </table:table-cell>
          <table:table-cell table:style-name="ce9" office:value-type="string" calcext:value-type="string">
            <text:p>Dist C2</text:p>
          </table:table-cell>
          <table:table-cell table:style-name="ce10" office:value-type="string" calcext:value-type="string">
            <text:p>Dist C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A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6" table:formula="of:=SQRT( ([.$C$4]-[.C4])^2 + ([.$D$4]-[.D4])^2 )" office:value-type="float" office:value="0" calcext:value-type="float">
            <text:p>0</text:p>
          </table:table-cell>
          <table:table-cell table:style-name="ce6" table:formula="of:=SQRT( ([.$C$5]-[.C4])^2 + ([.$D$5]-[.D4])^2 )" office:value-type="float" office:value="5" calcext:value-type="float">
            <text:p>5</text:p>
          </table:table-cell>
          <table:table-cell table:style-name="ce6" table:formula="of:=SQRT( ([.$C$10]-[.C4])^2 + ([.$D$10]-[.D4])^2 )" office:value-type="float" office:value="8.06225774829855" calcext:value-type="float">
            <text:p>8,0622577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7" table:formula="of:=SQRT( ([.$C$4]-[.C5])^2 + ([.$D$4]-[.D5])^2 )" office:value-type="float" office:value="5" calcext:value-type="float">
            <text:p>5</text:p>
          </table:table-cell>
          <table:table-cell table:style-name="ce7" table:formula="of:=SQRT( ([.$C$5]-[.C5])^2 + ([.$D$5]-[.D5])^2 )" office:value-type="float" office:value="0" calcext:value-type="float">
            <text:p>0</text:p>
          </table:table-cell>
          <table:table-cell table:formula="of:=SQRT( ([.$C$10]-[.C5])^2 + ([.$D$10]-[.D5])^2 )" office:value-type="float" office:value="3.16227766016838" calcext:value-type="float">
            <text:p>3,16227766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7" table:formula="of:=SQRT( ([.$C$4]-[.C6])^2 + ([.$D$4]-[.D6])^2 )" office:value-type="float" office:value="8.48528137423857" calcext:value-type="float">
            <text:p>8,4852813742</text:p>
          </table:table-cell>
          <table:table-cell table:style-name="ce7" table:formula="of:=SQRT( ([.$C$5]-[.C6])^2 + ([.$D$5]-[.D6])^2 )" office:value-type="float" office:value="6.08276253029822" calcext:value-type="float">
            <text:p>6,0827625303</text:p>
          </table:table-cell>
          <table:table-cell table:formula="of:=SQRT( ([.$C$10]-[.C6])^2 + ([.$D$10]-[.D6])^2 )" office:value-type="float" office:value="7.28010988928052" calcext:value-type="float">
            <text:p>7,280109889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7" table:formula="of:=SQRT( ([.$C$4]-[.C7])^2 + ([.$D$4]-[.D7])^2 )" office:value-type="float" office:value="3" calcext:value-type="float">
            <text:p>3</text:p>
          </table:table-cell>
          <table:table-cell table:style-name="ce7" table:formula="of:=SQRT( ([.$C$5]-[.C7])^2 + ([.$D$5]-[.D7])^2 )" office:value-type="float" office:value="2" calcext:value-type="float">
            <text:p>2</text:p>
          </table:table-cell>
          <table:table-cell table:formula="of:=SQRT( ([.$C$10]-[.C7])^2 + ([.$D$10]-[.D7])^2 )" office:value-type="float" office:value="5.09901951359278" calcext:value-type="float">
            <text:p>5,09901951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7" table:formula="of:=SQRT( ([.$C$4]-[.C8])^2 + ([.$D$4]-[.D8])^2 )" office:value-type="float" office:value="7.07106781186548" calcext:value-type="float">
            <text:p>7,0710678119</text:p>
          </table:table-cell>
          <table:table-cell table:style-name="ce7" table:formula="of:=SQRT( ([.$C$5]-[.C8])^2 + ([.$D$5]-[.D8])^2 )" office:value-type="float" office:value="5" calcext:value-type="float">
            <text:p>5</text:p>
          </table:table-cell>
          <table:table-cell table:formula="of:=SQRT( ([.$C$10]-[.C8])^2 + ([.$D$10]-[.D8])^2 )" office:value-type="float" office:value="6.70820393249937" calcext:value-type="float">
            <text:p>6,70820393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7" table:formula="of:=SQRT( ([.$C$4]-[.C9])^2 + ([.$D$4]-[.D9])^2 )" office:value-type="float" office:value="7.21110255092798" calcext:value-type="float">
            <text:p>7,2111025509</text:p>
          </table:table-cell>
          <table:table-cell table:style-name="ce7" table:formula="of:=SQRT( ([.$C$5]-[.C9])^2 + ([.$D$5]-[.D9])^2 )" office:value-type="float" office:value="4.12310562561766" calcext:value-type="float">
            <text:p>4,1231056256</text:p>
          </table:table-cell>
          <table:table-cell table:formula="of:=SQRT( ([.$C$10]-[.C9])^2 + ([.$D$10]-[.D9])^2 )" office:value-type="float" office:value="5.3851648071345" calcext:value-type="float">
            <text:p>5,3851648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8" table:formula="of:=SQRT( ([.$C$4]-[.C10])^2 + ([.$D$4]-[.D10])^2 )" office:value-type="float" office:value="8.06225774829855" calcext:value-type="float">
            <text:p>8,0622577483</text:p>
          </table:table-cell>
          <table:table-cell table:style-name="ce8" table:formula="of:=SQRT( ([.$C$5]-[.C10])^2 + ([.$D$5]-[.D10])^2 )" office:value-type="float" office:value="3.16227766016838" calcext:value-type="float">
            <text:p>3,1622776602</text:p>
          </table:table-cell>
          <table:table-cell table:style-name="ce8" table:formula="of:=SQRT( ([.$C$10]-[.C10])^2 + ([.$D$10]-[.D10])^2 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6" table:formula="of:=SQRT( ([.$C$4]-[.C11])^2 + ([.$D$4]-[.D11])^2 )" office:value-type="float" office:value="2.23606797749979" calcext:value-type="float">
            <text:p>2,2360679775</text:p>
          </table:table-cell>
          <table:table-cell table:style-name="ce6" table:formula="of:=SQRT( ([.$C$5]-[.C11])^2 + ([.$D$5]-[.D11])^2 )" office:value-type="float" office:value="4.47213595499958" calcext:value-type="float">
            <text:p>4,472135955</text:p>
          </table:table-cell>
          <table:table-cell table:style-name="ce6" table:formula="of:=SQRT( ([.$C$10]-[.C11])^2 + ([.$D$10]-[.D11])^2 )" office:value-type="float" office:value="7.61577310586391" calcext:value-type="float">
            <text:p>7,6157731059</text:p>
          </table:table-cell>
          <table:table-cell table:number-columns-repeated="2"/>
        </table:table-row>
        <table:table-row table:style-name="ro1">
          <table:table-cell table:style-name="Default" table:number-columns-repeated="6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ce3" office:value-type="string" calcext:value-type="string">
            <text:p>Segunda pasada</text:p>
          </table:table-cell>
          <table:table-cell table:style-name="Default" table:number-columns-repeated="4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6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Centroide</text:p>
          </table:table-cell>
          <table:table-cell table:style-name="ce1" office:value-type="string" calcext:value-type="string">
            <text:p>X Centroide</text:p>
          </table:table-cell>
          <table:table-cell table:style-name="ce1" office:value-type="string" calcext:value-type="string">
            <text:p>Y Centroide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5" office:value-type="string" calcext:value-type="string">
            <text:p>Dist C1</text:p>
          </table:table-cell>
          <table:table-cell table:style-name="ce9" office:value-type="string" calcext:value-type="string">
            <text:p>Dist C2</text:p>
          </table:table-cell>
          <table:table-cell table:style-name="ce10" office:value-type="string" calcext:value-type="string">
            <text:p>Dist C3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formula="of:=AVERAGE([.C4];[.C11])" office:value-type="float" office:value="3" calcext:value-type="float">
            <text:p>3</text:p>
          </table:table-cell>
          <table:table-cell table:formula="of:=AVERAGE([.D4];[.D11])" office:value-type="float" office:value="9.5" calcext:value-type="float">
            <text:p>9,5</text:p>
          </table:table-cell>
          <table:table-cell office:value-type="string" calcext:value-type="string">
            <text:p>A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6" table:formula="of:=SQRT(([.$B$16]-[.$E16])^2+([.$C$16]-[.$F16])^2)" office:value-type="float" office:value="1.1180339887499" calcext:value-type="float">
            <text:p>1,1180339887</text:p>
          </table:table-cell>
          <table:table-cell table:style-name="ce6" table:formula="of:=SQRT(([.$B$17]-[.$E16])^2+([.$C$17]-[.$F16])^2)" office:value-type="float" office:value="5.8309518948453" calcext:value-type="float">
            <text:p>5,8309518948</text:p>
          </table:table-cell>
          <table:table-cell table:style-name="ce6" table:formula="of:=SQRT(([.$B$22]-[.$E16])^2+([.$C$22]-[.$F16])^2)" office:value-type="float" office:value="8.06225774829855" calcext:value-type="float">
            <text:p>8,0622577483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table:formula="of:=AVERAGE([.C5:.C9])" office:value-type="float" office:value="5" calcext:value-type="float">
            <text:p>5</text:p>
          </table:table-cell>
          <table:table-cell table:formula="of:=AVERAGE([.D5:.D9])" office:value-type="float" office:value="5" calcext:value-type="float">
            <text:p>5</text:p>
          </table:table-cell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SQRT(([.$B$16]-[.$E17])^2+([.$C$16]-[.$F17])^2)" office:value-type="float" office:value="4.60977222864644" calcext:value-type="float">
            <text:p>4,6097722286</text:p>
          </table:table-cell>
          <table:table-cell table:style-name="ce7" table:formula="of:=SQRT(([.$B$17]-[.$E17])^2+([.$C$17]-[.$F17])^2)" office:value-type="float" office:value="3" calcext:value-type="float">
            <text:p>3</text:p>
          </table:table-cell>
          <table:table-cell table:style-name="ce7" table:formula="of:=SQRT(([.$B$22]-[.$E17])^2+([.$C$22]-[.$F17])^2)" office:value-type="float" office:value="3.16227766016838" calcext:value-type="float">
            <text:p>3,16227766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formula="of:=SQRT(([.$B$16]-[.$E18])^2+([.$C$16]-[.$F18])^2)" office:value-type="float" office:value="7.43303437365925" calcext:value-type="float">
            <text:p>7,4330343737</text:p>
          </table:table-cell>
          <table:table-cell table:style-name="ce7" table:formula="of:=SQRT(([.$B$17]-[.$E18])^2+([.$C$17]-[.$F18])^2)" office:value-type="float" office:value="3.16227766016838" calcext:value-type="float">
            <text:p>3,1622776602</text:p>
          </table:table-cell>
          <table:table-cell table:style-name="ce7" table:formula="of:=SQRT(([.$B$22]-[.$E18])^2+([.$C$22]-[.$F18])^2)" office:value-type="float" office:value="7.28010988928052" calcext:value-type="float">
            <text:p>7,28010988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SQRT(([.$B$16]-[.$E19])^2+([.$C$16]-[.$F19])^2)" office:value-type="float" office:value="2.69258240356725" calcext:value-type="float">
            <text:p>2,6925824036</text:p>
          </table:table-cell>
          <table:table-cell table:style-name="ce6" table:formula="of:=SQRT(([.$B$17]-[.$E19])^2+([.$C$17]-[.$F19])^2)" office:value-type="float" office:value="3.60555127546399" calcext:value-type="float">
            <text:p>3,6055512755</text:p>
          </table:table-cell>
          <table:table-cell table:style-name="ce6" table:formula="of:=SQRT(([.$B$22]-[.$E19])^2+([.$C$22]-[.$F19])^2)" office:value-type="float" office:value="5.09901951359278" calcext:value-type="float">
            <text:p>5,099019513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formula="of:=SQRT(([.$B$16]-[.$E20])^2+([.$C$16]-[.$F20])^2)" office:value-type="float" office:value="6.02079728939615" calcext:value-type="float">
            <text:p>6,0207972894</text:p>
          </table:table-cell>
          <table:table-cell table:style-name="ce7" table:formula="of:=SQRT(([.$B$17]-[.$E20])^2+([.$C$17]-[.$F20])^2)" office:value-type="float" office:value="2" calcext:value-type="float">
            <text:p>2</text:p>
          </table:table-cell>
          <table:table-cell table:style-name="ce7" table:formula="of:=SQRT(([.$B$22]-[.$E20])^2+([.$C$22]-[.$F20])^2)" office:value-type="float" office:value="6.70820393249937" calcext:value-type="float">
            <text:p>6,70820393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SQRT(([.$B$16]-[.$E21])^2+([.$C$16]-[.$F21])^2)" office:value-type="float" office:value="6.26498204307083" calcext:value-type="float">
            <text:p>6,2649820431</text:p>
          </table:table-cell>
          <table:table-cell table:style-name="ce7" table:formula="of:=SQRT(([.$B$17]-[.$E21])^2+([.$C$17]-[.$F21])^2)" office:value-type="float" office:value="1.4142135623731" calcext:value-type="float">
            <text:p>1,4142135624</text:p>
          </table:table-cell>
          <table:table-cell table:style-name="ce7" table:formula="of:=SQRT(([.$B$22]-[.$E21])^2+([.$C$22]-[.$F21])^2)" office:value-type="float" office:value="5.3851648071345" calcext:value-type="float">
            <text:p>5,3851648071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table:formula="of:=AVERAGE([.C10])" office:value-type="float" office:value="1" calcext:value-type="float">
            <text:p>1</text:p>
          </table:table-cell>
          <table:table-cell table:formula="of:=AVERAGE([.D10])" office:value-type="float" office:value="2" calcext:value-type="float">
            <text:p>2</text:p>
          </table:table-cell>
          <table:table-cell office:value-type="string" calcext:value-type="string">
            <text:p>A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" table:formula="of:=SQRT(([.$B$16]-[.$E22])^2+([.$C$16]-[.$F22])^2)" office:value-type="float" office:value="7.76208734813001" calcext:value-type="float">
            <text:p>7,7620873481</text:p>
          </table:table-cell>
          <table:table-cell table:style-name="ce8" table:formula="of:=SQRT(([.$B$17]-[.$E22])^2+([.$C$17]-[.$F22])^2)" office:value-type="float" office:value="5" calcext:value-type="float">
            <text:p>5</text:p>
          </table:table-cell>
          <table:table-cell table:style-name="ce8" table:formula="of:=SQRT(([.$B$22]-[.$E22])^2+([.$C$22]-[.$F22])^2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table:style-name="ce6" table:formula="of:=SQRT(([.$B$16]-[.$E23])^2+([.$C$16]-[.$F23])^2)" office:value-type="float" office:value="1.1180339887499" calcext:value-type="float">
            <text:p>1,1180339887</text:p>
          </table:table-cell>
          <table:table-cell table:style-name="ce6" table:formula="of:=SQRT(([.$B$17]-[.$E23])^2+([.$C$17]-[.$F23])^2)" office:value-type="float" office:value="4.12310562561766" calcext:value-type="float">
            <text:p>4,1231056256</text:p>
          </table:table-cell>
          <table:table-cell table:style-name="ce6" table:formula="of:=SQRT(([.$B$22]-[.$E23])^2+([.$C$22]-[.$F23])^2)" office:value-type="float" office:value="7.61577310586391" calcext:value-type="float">
            <text:p>7,6157731059</text:p>
          </table:table-cell>
        </table:table-row>
        <table:table-row table:style-name="ro1">
          <table:table-cell table:style-name="Default" table:number-columns-repeated="6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ce3" office:value-type="string" calcext:value-type="string">
            <text:p>tercer pasada</text:p>
          </table:table-cell>
          <table:table-cell table:style-name="Default" table:number-columns-repeated="4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Centroide</text:p>
          </table:table-cell>
          <table:table-cell table:style-name="ce1" office:value-type="string" calcext:value-type="string">
            <text:p>X Centroide</text:p>
          </table:table-cell>
          <table:table-cell table:style-name="ce1" office:value-type="string" calcext:value-type="string">
            <text:p>Y Centroide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5" office:value-type="string" calcext:value-type="string">
            <text:p>Dist C1</text:p>
          </table:table-cell>
          <table:table-cell table:style-name="ce9" office:value-type="string" calcext:value-type="string">
            <text:p>Dist C2</text:p>
          </table:table-cell>
          <table:table-cell table:style-name="ce10" office:value-type="string" calcext:value-type="string">
            <text:p>Dist C3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formula="of:=AVERAGE([.E16];[.E19];[.E23])" office:value-type="float" office:value="2.66666666666667" calcext:value-type="float">
            <text:p>2,6666666667</text:p>
          </table:table-cell>
          <table:table-cell table:formula="of:=AVERAGE([.F16];[.F19];[.F23])" office:value-type="float" office:value="8.66666666666667" calcext:value-type="float">
            <text:p>8,6666666667</text:p>
          </table:table-cell>
          <table:table-cell office:value-type="string" calcext:value-type="string">
            <text:p>A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6" table:formula="of:=SQRT(([.$B$27]-[.$E27])^2+([.$C$27]-[.$F27])^2)" office:value-type="float" office:value="1.49071198499986" calcext:value-type="float">
            <text:p>1,490711985</text:p>
          </table:table-cell>
          <table:table-cell table:style-name="ce6" table:formula="of:=SQRT(([.$B$28]-[.$E27])^2+([.$C$28]-[.$F27])^2)" office:value-type="float" office:value="6.65676347784717" calcext:value-type="float">
            <text:p>6,6567634778</text:p>
          </table:table-cell>
          <table:table-cell table:style-name="ce6" table:formula="of:=SQRT(([.$B$33]-[.$E27])^2+([.$C$33]-[.$F27])^2)" office:value-type="float" office:value="8.06225774829855" calcext:value-type="float">
            <text:p>8,0622577483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table:formula="of:=AVERAGE([.E17];[.E18];[.E20];[.E21])" office:value-type="float" office:value="5.75" calcext:value-type="float">
            <text:p>5,75</text:p>
          </table:table-cell>
          <table:table-cell table:formula="of:=AVERAGE([.F17];[.F18];[.F20];[.F21])" office:value-type="float" office:value="4.5" calcext:value-type="float">
            <text:p>4,5</text:p>
          </table:table-cell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ce8" table:formula="of:=SQRT(([.$B$27]-[.$E28])^2+([.$C$27]-[.$F28])^2)" office:value-type="float" office:value="3.72677996249965" calcext:value-type="float">
            <text:p>3,7267799625</text:p>
          </table:table-cell>
          <table:table-cell table:style-name="ce8" table:formula="of:=SQRT(([.$B$28]-[.$E28])^2+([.$C$28]-[.$F28])^2)" office:value-type="float" office:value="3.78318648760539" calcext:value-type="float">
            <text:p>3,7831864876</text:p>
          </table:table-cell>
          <table:table-cell table:style-name="ce8" table:formula="of:=SQRT(([.$B$33]-[.$E28])^2+([.$C$33]-[.$F28])^2)" office:value-type="float" office:value="3.16227766016838" calcext:value-type="float">
            <text:p>3,16227766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formula="of:=SQRT(([.$B$27]-[.$E29])^2+([.$C$27]-[.$F29])^2)" office:value-type="float" office:value="7.08676387515643" calcext:value-type="float">
            <text:p>7,0867638752</text:p>
          </table:table-cell>
          <table:table-cell table:style-name="ce7" table:formula="of:=SQRT(([.$B$28]-[.$E29])^2+([.$C$28]-[.$F29])^2)" office:value-type="float" office:value="2.30488611432322" calcext:value-type="float">
            <text:p>2,3048861143</text:p>
          </table:table-cell>
          <table:table-cell table:style-name="ce7" table:formula="of:=SQRT(([.$B$33]-[.$E29])^2+([.$C$33]-[.$F29])^2)" office:value-type="float" office:value="7.28010988928052" calcext:value-type="float">
            <text:p>7,28010988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SQRT(([.$B$27]-[.$E30])^2+([.$C$27]-[.$F30])^2)" office:value-type="float" office:value="1.7950549357115" calcext:value-type="float">
            <text:p>1,7950549357</text:p>
          </table:table-cell>
          <table:table-cell table:style-name="ce6" table:formula="of:=SQRT(([.$B$28]-[.$E30])^2+([.$C$28]-[.$F30])^2)" office:value-type="float" office:value="4.50693909432999" calcext:value-type="float">
            <text:p>4,5069390943</text:p>
          </table:table-cell>
          <table:table-cell table:style-name="ce6" table:formula="of:=SQRT(([.$B$33]-[.$E30])^2+([.$C$33]-[.$F30])^2)" office:value-type="float" office:value="5.09901951359278" calcext:value-type="float">
            <text:p>5,099019513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formula="of:=SQRT(([.$B$27]-[.$E31])^2+([.$C$27]-[.$F31])^2)" office:value-type="float" office:value="5.67646212197547" calcext:value-type="float">
            <text:p>5,676462122</text:p>
          </table:table-cell>
          <table:table-cell table:style-name="ce7" table:formula="of:=SQRT(([.$B$28]-[.$E31])^2+([.$C$28]-[.$F31])^2)" office:value-type="float" office:value="1.34629120178363" calcext:value-type="float">
            <text:p>1,3462912018</text:p>
          </table:table-cell>
          <table:table-cell table:style-name="ce7" table:formula="of:=SQRT(([.$B$33]-[.$E31])^2+([.$C$33]-[.$F31])^2)" office:value-type="float" office:value="6.70820393249937" calcext:value-type="float">
            <text:p>6,70820393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SQRT(([.$B$27]-[.$E32])^2+([.$C$27]-[.$F32])^2)" office:value-type="float" office:value="5.73488351136175" calcext:value-type="float">
            <text:p>5,7348835114</text:p>
          </table:table-cell>
          <table:table-cell table:style-name="ce7" table:formula="of:=SQRT(([.$B$28]-[.$E32])^2+([.$C$28]-[.$F32])^2)" office:value-type="float" office:value="0.559016994374947" calcext:value-type="float">
            <text:p>0,5590169944</text:p>
          </table:table-cell>
          <table:table-cell table:style-name="ce7" table:formula="of:=SQRT(([.$B$33]-[.$E32])^2+([.$C$33]-[.$F32])^2)" office:value-type="float" office:value="5.3851648071345" calcext:value-type="float">
            <text:p>5,3851648071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table:formula="of:=AVERAGE([.E22])" office:value-type="float" office:value="1" calcext:value-type="float">
            <text:p>1</text:p>
          </table:table-cell>
          <table:table-cell table:formula="of:=AVERAGE([.F22])" office:value-type="float" office:value="2" calcext:value-type="float">
            <text:p>2</text:p>
          </table:table-cell>
          <table:table-cell office:value-type="string" calcext:value-type="string">
            <text:p>A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" table:formula="of:=SQRT(([.$B$27]-[.$E33])^2+([.$C$27]-[.$F33])^2)" office:value-type="float" office:value="6.87184270936277" calcext:value-type="float">
            <text:p>6,8718427094</text:p>
          </table:table-cell>
          <table:table-cell table:style-name="ce8" table:formula="of:=SQRT(([.$B$28]-[.$E33])^2+([.$C$28]-[.$F33])^2)" office:value-type="float" office:value="5.36772763839597" calcext:value-type="float">
            <text:p>5,3677276384</text:p>
          </table:table-cell>
          <table:table-cell table:style-name="ce8" table:formula="of:=SQRT(([.$B$33]-[.$E33])^2+([.$C$33]-[.$F33])^2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table:style-name="ce6" table:formula="of:=SQRT(([.$B$27]-[.$E34])^2+([.$C$27]-[.$F34])^2)" office:value-type="float" office:value="1.37436854187255" calcext:value-type="float">
            <text:p>1,3743685419</text:p>
          </table:table-cell>
          <table:table-cell table:style-name="ce6" table:formula="of:=SQRT(([.$B$28]-[.$E34])^2+([.$C$28]-[.$F34])^2)" office:value-type="float" office:value="4.82830197895699" calcext:value-type="float">
            <text:p>4,828301979</text:p>
          </table:table-cell>
          <table:table-cell table:style-name="ce6" table:formula="of:=SQRT(([.$B$33]-[.$E34])^2+([.$C$33]-[.$F34])^2)" office:value-type="float" office:value="7.61577310586391" calcext:value-type="float">
            <text:p>7,6157731059</text:p>
          </table:table-cell>
        </table:table-row>
        <table:table-row table:style-name="ro1" table:number-rows-repeated="2">
          <table:table-cell table:style-name="Default" table:number-columns-repeated="6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ce3" office:value-type="string" calcext:value-type="string">
            <text:p>tercer pasada</text:p>
          </table:table-cell>
          <table:table-cell table:style-name="Default" table:number-columns-repeated="4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Centroide</text:p>
          </table:table-cell>
          <table:table-cell table:style-name="ce1" office:value-type="string" calcext:value-type="string">
            <text:p>X Centroide</text:p>
          </table:table-cell>
          <table:table-cell table:style-name="ce1" office:value-type="string" calcext:value-type="string">
            <text:p>Y Centroide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5" office:value-type="string" calcext:value-type="string">
            <text:p>Dist C1</text:p>
          </table:table-cell>
          <table:table-cell table:style-name="ce9" office:value-type="string" calcext:value-type="string">
            <text:p>Dist C2</text:p>
          </table:table-cell>
          <table:table-cell table:style-name="ce10" office:value-type="string" calcext:value-type="string">
            <text:p>Dist C3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formula="of:=AVERAGE([.E27];[.E30];[.E34])" office:value-type="float" office:value="2.66666666666667" calcext:value-type="float">
            <text:p>2,6666666667</text:p>
          </table:table-cell>
          <table:table-cell table:formula="of:=AVERAGE([.F27];[.F30];[.F34])" office:value-type="float" office:value="8.66666666666667" calcext:value-type="float">
            <text:p>8,6666666667</text:p>
          </table:table-cell>
          <table:table-cell office:value-type="string" calcext:value-type="string">
            <text:p>A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6" table:formula="of:=SQRT(([.$B$39]-[.$E39])^2+([.$C$39]-[.$F39])^2)" office:value-type="float" office:value="1.49071198499986" calcext:value-type="float">
            <text:p>1,490711985</text:p>
          </table:table-cell>
          <table:table-cell table:style-name="ce6" table:formula="of:=SQRT(([.$B$40]-[.$E39])^2+([.$C$40]-[.$F39])^2)" office:value-type="float" office:value="7.55718936583642" calcext:value-type="float">
            <text:p>7,5571893658</text:p>
          </table:table-cell>
          <table:table-cell table:style-name="ce6" table:formula="of:=SQRT(([.$B$45]-[.$E39])^2+([.$C$45]-[.$F39])^2)" office:value-type="float" office:value="6.51920240520265" calcext:value-type="float">
            <text:p>6,5192024052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table:formula="of:=AVERAGE([.E29];[.E31];[.E32])" office:value-type="float" office:value="7" calcext:value-type="float">
            <text:p>7</text:p>
          </table:table-cell>
          <table:table-cell table:formula="of:=AVERAGE([.F29];[.F31];[.F32])" office:value-type="float" office:value="4.33333333333333" calcext:value-type="float">
            <text:p>4,3333333333</text:p>
          </table:table-cell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ce8" table:formula="of:=SQRT(([.$B$39]-[.$E40])^2+([.$C$39]-[.$F40])^2)" office:value-type="float" office:value="3.72677996249965" calcext:value-type="float">
            <text:p>3,7267799625</text:p>
          </table:table-cell>
          <table:table-cell table:style-name="ce8" table:formula="of:=SQRT(([.$B$40]-[.$E40])^2+([.$C$40]-[.$F40])^2)" office:value-type="float" office:value="5.04424865014052" calcext:value-type="float">
            <text:p>5,0442486501</text:p>
          </table:table-cell>
          <table:table-cell table:style-name="ce8" table:formula="of:=SQRT(([.$B$45]-[.$E40])^2+([.$C$45]-[.$F40])^2)" office:value-type="float" office:value="1.58113883008419" calcext:value-type="float">
            <text:p>1,58113883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formula="of:=SQRT(([.$B$39]-[.$E41])^2+([.$C$39]-[.$F41])^2)" office:value-type="float" office:value="7.08676387515643" calcext:value-type="float">
            <text:p>7,0867638752</text:p>
          </table:table-cell>
          <table:table-cell table:style-name="ce7" table:formula="of:=SQRT(([.$B$40]-[.$E41])^2+([.$C$40]-[.$F41])^2)" office:value-type="float" office:value="1.05409255338946" calcext:value-type="float">
            <text:p>1,0540925534</text:p>
          </table:table-cell>
          <table:table-cell table:style-name="ce7" table:formula="of:=SQRT(([.$B$45]-[.$E41])^2+([.$C$45]-[.$F41])^2)" office:value-type="float" office:value="6.51920240520265" calcext:value-type="float">
            <text:p>6,51920240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SQRT(([.$B$39]-[.$E42])^2+([.$C$39]-[.$F42])^2)" office:value-type="float" office:value="1.7950549357115" calcext:value-type="float">
            <text:p>1,7950549357</text:p>
          </table:table-cell>
          <table:table-cell table:style-name="ce6" table:formula="of:=SQRT(([.$B$40]-[.$E42])^2+([.$C$40]-[.$F42])^2)" office:value-type="float" office:value="5.66666666666667" calcext:value-type="float">
            <text:p>5,6666666667</text:p>
          </table:table-cell>
          <table:table-cell table:style-name="ce6" table:formula="of:=SQRT(([.$B$45]-[.$E42])^2+([.$C$45]-[.$F42])^2)" office:value-type="float" office:value="3.53553390593274" calcext:value-type="float">
            <text:p>3,535533905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formula="of:=SQRT(([.$B$39]-[.$E43])^2+([.$C$39]-[.$F43])^2)" office:value-type="float" office:value="5.67646212197547" calcext:value-type="float">
            <text:p>5,676462122</text:p>
          </table:table-cell>
          <table:table-cell table:style-name="ce7" table:formula="of:=SQRT(([.$B$40]-[.$E43])^2+([.$C$40]-[.$F43])^2)" office:value-type="float" office:value="0.666666666666667" calcext:value-type="float">
            <text:p>0,6666666667</text:p>
          </table:table-cell>
          <table:table-cell table:style-name="ce7" table:formula="of:=SQRT(([.$B$45]-[.$E43])^2+([.$C$45]-[.$F43])^2)" office:value-type="float" office:value="5.70087712549569" calcext:value-type="float">
            <text:p>5,700877125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SQRT(([.$B$39]-[.$E44])^2+([.$C$39]-[.$F44])^2)" office:value-type="float" office:value="5.73488351136175" calcext:value-type="float">
            <text:p>5,7348835114</text:p>
          </table:table-cell>
          <table:table-cell table:style-name="ce7" table:formula="of:=SQRT(([.$B$40]-[.$E44])^2+([.$C$40]-[.$F44])^2)" office:value-type="float" office:value="1.05409255338946" calcext:value-type="float">
            <text:p>1,0540925534</text:p>
          </table:table-cell>
          <table:table-cell table:style-name="ce7" table:formula="of:=SQRT(([.$B$45]-[.$E44])^2+([.$C$45]-[.$F44])^2)" office:value-type="float" office:value="4.52769256906871" calcext:value-type="float">
            <text:p>4,5276925691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table:formula="of:=AVERAGE([.E28];[.E33])" office:value-type="float" office:value="1.5" calcext:value-type="float">
            <text:p>1,5</text:p>
          </table:table-cell>
          <table:table-cell table:formula="of:=AVERAGE([.F28];[.F33])" office:value-type="float" office:value="3.5" calcext:value-type="float">
            <text:p>3,5</text:p>
          </table:table-cell>
          <table:table-cell office:value-type="string" calcext:value-type="string">
            <text:p>A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" table:formula="of:=SQRT(([.$B$39]-[.$E45])^2+([.$C$39]-[.$F45])^2)" office:value-type="float" office:value="6.87184270936277" calcext:value-type="float">
            <text:p>6,8718427094</text:p>
          </table:table-cell>
          <table:table-cell table:style-name="ce8" table:formula="of:=SQRT(([.$B$40]-[.$E45])^2+([.$C$40]-[.$F45])^2)" office:value-type="float" office:value="6.43773597194266" calcext:value-type="float">
            <text:p>6,4377359719</text:p>
          </table:table-cell>
          <table:table-cell table:style-name="ce8" table:formula="of:=SQRT(([.$B$45]-[.$E45])^2+([.$C$45]-[.$F45])^2)" office:value-type="float" office:value="1.58113883008419" calcext:value-type="float">
            <text:p>1,58113883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table:style-name="ce6" table:formula="of:=SQRT(([.$B$39]-[.$E46])^2+([.$C$39]-[.$F46])^2)" office:value-type="float" office:value="1.37436854187255" calcext:value-type="float">
            <text:p>1,3743685419</text:p>
          </table:table-cell>
          <table:table-cell table:style-name="ce6" table:formula="of:=SQRT(([.$B$40]-[.$E46])^2+([.$C$40]-[.$F46])^2)" office:value-type="float" office:value="5.54777232569775" calcext:value-type="float">
            <text:p>5,5477723257</text:p>
          </table:table-cell>
          <table:table-cell table:style-name="ce6" table:formula="of:=SQRT(([.$B$45]-[.$E46])^2+([.$C$45]-[.$F46])^2)" office:value-type="float" office:value="6.04152298679729" calcext:value-type="float">
            <text:p>6,0415229868</text:p>
          </table:table-cell>
        </table:table-row>
        <table:table-row table:style-name="ro1">
          <table:table-cell table:style-name="Default" table:number-columns-repeated="6"/>
          <table:table-cell/>
          <table:table-cell table:style-name="Default"/>
          <table:table-cell table:number-columns-repeated="2"/>
        </table:table-row>
        <table:table-row table:style-name="ro2">
          <table:table-cell table:style-name="Default"/>
          <table:table-cell table:style-name="ce4" office:value-type="string" calcext:value-type="string">
            <text:p>Dado que no hay cambios entre la 2° y 3° pasada. Esta ultima es el resultado final.</text:p>
          </table:table-cell>
          <table:table-cell table:style-name="Default" table:number-columns-repeated="4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1">00/00/0000</text:date>, <text:time style:data-style-name="N2" text:time-value="19:44:39.2358095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Mufato</meta:initial-creator>
    <meta:creation-date>2016-10-30T20:11:31.473589378</meta:creation-date>
    <dc:date>2016-10-31T20:15:33.625015417</dc:date>
    <dc:creator>Lucas Mufato</dc:creator>
    <meta:editing-duration>PT48M34S</meta:editing-duration>
    <meta:editing-cycles>4</meta:editing-cycles>
    <meta:generator>LibreOffice/4.3.3.2$Linux_X86_64 LibreOffice_project/430m0$Build-2</meta:generator>
    <meta:document-statistic meta:table-count="1" meta:cell-count="2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59cm" svg:height="5.048cm" xlink:href=".." xlink:type="simple" chart:class="chart:scatter" chart:style-name="ch1">
        <chart:title svg:x="2.002cm" svg:y="0.236cm" chart:style-name="ch2">
          <text:p>Distribucion de puntos</text:p>
        </chart:title>
        <chart:legend chart:legend-position="end" svg:x="7.597cm" svg:y="2.225cm" style:legend-expansion="high" chart:style-name="ch3"/>
        <chart:plot-area chart:style-name="ch4" table:cell-range-address="Sheet1.C3:Sheet1.D11" chart:data-source-has-labels="row" svg:x="0.171cm" svg:y="1.115cm" svg:width="7.255cm" svg:height="3.833cm">
          <chartooo:coordinate-region svg:x="0.792cm" svg:y="1.315cm" svg:width="6.54cm" svg:height="2.986cm"/>
          <chart:axis chart:dimension="x" chart:name="primary-x" chart:style-name="ch5"/>
          <chart:axis chart:dimension="y" chart:name="primary-y" chart:style-name="ch5"/>
          <chart:series chart:style-name="ch6" chart:values-cell-range-address="Sheet1.D4:Sheet1.D11" chart:label-cell-address="Sheet1.D3:Sheet1.D3" chart:class="chart:scatter">
            <chart:domain table:cell-range-address="Sheet1.C4:Sheet1.C11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</text:p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C4:Sheet1.C11</svg:desc>
                </draw:g>
              </table:table-cell>
              <table:table-cell office:value-type="float" office:value="10">
                <text:p>10</text:p>
                <draw:g>
                  <svg:desc>Sheet1.D4:Sheet1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